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stroke-linejoin="round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0000" draw:marker-start-width="0.35cm" draw:marker-end-width="0.35cm" draw:stroke-linejoin="miter" draw:fill="non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071cm" draw:stroke-linejoin="miter" draw:fill="gradient" draw:fill-gradient-name="Radial_20_red_2f_yellow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.6cm" svg:height="18.1cm" svg:x="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8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9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7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4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cm" svg:y="2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3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6cm" svg:y="2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7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draw:layer="layout" svg:width="1.3cm" svg:height="1cm" svg:x="0.5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layer="layout" svg:width="0.538cm" svg:height="0.492cm" svg:x="13.104cm" svg:y="4.3cm" svg:viewBox="0 0 539 493" svg:d="m539 247c0 136-121 246-270 246s-269-110-269-246 121-247 269-247 270 110 270 247z">
            <text:p/>
          </draw:path>
          <draw:path draw:style-name="gr4" draw:layer="layout" svg:width="0.607cm" svg:height="0.544cm" svg:x="13.362cm" svg:y="4.581cm" svg:viewBox="0 0 608 545" svg:d="m0 216 4 329c0 0 603-352 604-452 1-73-38-93-38-93">
            <text:p/>
          </draw:path>
          <draw:path draw:style-name="gr4" draw:layer="layout" svg:width="0.576cm" svg:height="1.649cm" svg:x="12.8cm" svg:y="4.6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3.376cm" svg:y="5.617cm" svg:viewBox="0 0 450 683" svg:d="m0 0c190 211 249 442 289 683l161-3">
            <text:p/>
          </draw:path>
          <draw:path draw:style-name="gr3" draw:layer="layout" svg:width="0.093cm" svg:height="0.086cm" svg:x="13.2cm" svg:y="4.419cm" svg:viewBox="0 0 94 87" svg:d="m94 43c0 24-21 44-47 44-26 0-47-20-47-44s21-43 47-43c26 0 47 19 47 43z">
            <text:p/>
          </draw:path>
          <draw:path draw:style-name="gr3" draw:layer="layout" svg:width="0.093cm" svg:height="0.086cm" svg:x="13.407cm" svg:y="4.419cm" svg:viewBox="0 0 94 87" svg:d="m94 43c0 24-21 44-47 44-26 0-47-20-47-44s21-43 47-43c26 0 47 19 47 43z">
            <text:p/>
          </draw:path>
          <draw:path draw:style-name="gr4" draw:layer="layout" svg:width="0.257cm" svg:height="0.075cm" svg:x="13.226cm" svg:y="4.623cm" svg:viewBox="0 0 258 76" svg:d="m0 0c0 0 154 117 243 61s-243-61-243-61z">
            <text:p/>
          </draw:path>
        </draw:g>
        <draw:g>
          <draw:path draw:style-name="gr3" draw:layer="layout" svg:width="0.538cm" svg:height="0.492cm" svg:x="6.783cm" svg:y="4.35cm" svg:viewBox="0 0 539 493" svg:d="m539 247c0 136-121 246-270 246s-269-110-269-246 121-247 269-247 270 110 270 247z">
            <text:p/>
          </draw:path>
          <draw:path draw:style-name="gr4" draw:layer="layout" svg:width="0.607cm" svg:height="0.544cm" svg:x="7.041cm" svg:y="4.631cm" svg:viewBox="0 0 608 545" svg:d="m0 216 4 329c0 0 603-352 604-452 1-73-38-93-38-93">
            <text:p/>
          </draw:path>
          <draw:path draw:style-name="gr4" draw:layer="layout" svg:width="0.576cm" svg:height="1.649cm" svg:x="6.479cm" svg:y="4.7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7.055cm" svg:y="5.667cm" svg:viewBox="0 0 450 683" svg:d="m0 0c190 211 249 442 289 683l161-3">
            <text:p/>
          </draw:path>
          <draw:path draw:style-name="gr3" draw:layer="layout" svg:width="0.093cm" svg:height="0.086cm" svg:x="6.879cm" svg:y="4.469cm" svg:viewBox="0 0 94 87" svg:d="m94 43c0 24-21 44-47 44-26 0-47-20-47-44s21-43 47-43c26 0 47 19 47 43z">
            <text:p/>
          </draw:path>
          <draw:path draw:style-name="gr3" draw:layer="layout" svg:width="0.093cm" svg:height="0.086cm" svg:x="7.086cm" svg:y="4.469cm" svg:viewBox="0 0 94 87" svg:d="m94 43c0 24-21 44-47 44-26 0-47-20-47-44s21-43 47-43c26 0 47 19 47 43z">
            <text:p/>
          </draw:path>
          <draw:path draw:style-name="gr4" draw:layer="layout" svg:width="0.257cm" svg:height="0.075cm" svg:x="6.905cm" svg:y="4.673cm" svg:viewBox="0 0 258 76" svg:d="m0 0c0 0 154 117 243 61s-243-61-243-61z">
            <text:p/>
          </draw:path>
        </draw:g>
        <draw:g>
          <draw:path draw:style-name="gr3" draw:layer="layout" svg:width="0.538cm" svg:height="0.492cm" svg:x="15.934cm" svg:y="5.4cm" svg:viewBox="0 0 539 493" svg:d="m539 247c0 136-121 246-270 246s-269-110-269-246 121-247 269-247 270 110 270 247z">
            <text:p/>
          </draw:path>
          <draw:path draw:style-name="gr4" draw:layer="layout" svg:width="0.607cm" svg:height="0.544cm" svg:x="16.192cm" svg:y="5.681cm" svg:viewBox="0 0 608 545" svg:d="m0 216 4 329c0 0 603-352 604-452 1-73-38-93-38-93">
            <text:p/>
          </draw:path>
          <draw:path draw:style-name="gr4" draw:layer="layout" svg:width="0.576cm" svg:height="1.649cm" svg:x="15.63cm" svg:y="5.7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6.206cm" svg:y="6.717cm" svg:viewBox="0 0 450 683" svg:d="m0 0c190 211 249 442 289 683l161-3">
            <text:p/>
          </draw:path>
          <draw:path draw:style-name="gr3" draw:layer="layout" svg:width="0.093cm" svg:height="0.086cm" svg:x="16.03cm" svg:y="5.519cm" svg:viewBox="0 0 94 87" svg:d="m94 43c0 24-21 44-47 44-26 0-47-20-47-44s21-43 47-43c26 0 47 19 47 43z">
            <text:p/>
          </draw:path>
          <draw:path draw:style-name="gr3" draw:layer="layout" svg:width="0.093cm" svg:height="0.086cm" svg:x="16.237cm" svg:y="5.519cm" svg:viewBox="0 0 94 87" svg:d="m94 43c0 24-21 44-47 44-26 0-47-20-47-44s21-43 47-43c26 0 47 19 47 43z">
            <text:p/>
          </draw:path>
          <draw:path draw:style-name="gr4" draw:layer="layout" svg:width="0.257cm" svg:height="0.075cm" svg:x="16.056cm" svg:y="5.723cm" svg:viewBox="0 0 258 76" svg:d="m0 0c0 0 154 117 243 61s-243-61-243-61z">
            <text:p/>
          </draw:path>
        </draw:g>
        <draw:g>
          <draw:path draw:style-name="gr3" draw:layer="layout" svg:width="0.538cm" svg:height="0.492cm" svg:x="20.304cm" svg:y="12.6cm" svg:viewBox="0 0 539 493" svg:d="m539 247c0 136-121 246-270 246s-269-110-269-246 121-247 269-247 270 110 270 247z">
            <text:p/>
          </draw:path>
          <draw:path draw:style-name="gr4" draw:layer="layout" svg:width="0.607cm" svg:height="0.544cm" svg:x="20.562cm" svg:y="12.881cm" svg:viewBox="0 0 608 545" svg:d="m0 216 4 329c0 0 603-352 604-452 1-73-38-93-38-93">
            <text:p/>
          </draw:path>
          <draw:path draw:style-name="gr4" draw:layer="layout" svg:width="0.576cm" svg:height="1.649cm" svg:x="20cm" svg:y="12.9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0.576cm" svg:y="13.917cm" svg:viewBox="0 0 450 683" svg:d="m0 0c190 211 249 442 289 683l161-3">
            <text:p/>
          </draw:path>
          <draw:path draw:style-name="gr3" draw:layer="layout" svg:width="0.093cm" svg:height="0.086cm" svg:x="20.4cm" svg:y="12.719cm" svg:viewBox="0 0 94 87" svg:d="m94 43c0 24-21 44-47 44-26 0-47-20-47-44s21-43 47-43c26 0 47 19 47 43z">
            <text:p/>
          </draw:path>
          <draw:path draw:style-name="gr3" draw:layer="layout" svg:width="0.093cm" svg:height="0.086cm" svg:x="20.607cm" svg:y="12.719cm" svg:viewBox="0 0 94 87" svg:d="m94 43c0 24-21 44-47 44-26 0-47-20-47-44s21-43 47-43c26 0 47 19 47 43z">
            <text:p/>
          </draw:path>
          <draw:path draw:style-name="gr4" draw:layer="layout" svg:width="0.257cm" svg:height="0.075cm" svg:x="20.426cm" svg:y="12.923cm" svg:viewBox="0 0 258 76" svg:d="m0 0c0 0 154 117 243 61s-243-61-243-61z">
            <text:p/>
          </draw:path>
        </draw:g>
        <draw:g>
          <draw:path draw:style-name="gr3" draw:layer="layout" svg:width="0.538cm" svg:height="0.492cm" svg:x="18.204cm" svg:y="18.8cm" svg:viewBox="0 0 539 493" svg:d="m539 247c0 136-121 246-270 246s-269-110-269-246 121-247 269-247 270 110 270 247z">
            <text:p/>
          </draw:path>
          <draw:path draw:style-name="gr4" draw:layer="layout" svg:width="0.607cm" svg:height="0.544cm" svg:x="18.462cm" svg:y="19.081cm" svg:viewBox="0 0 608 545" svg:d="m0 216 4 329c0 0 603-352 604-452 1-73-38-93-38-93">
            <text:p/>
          </draw:path>
          <draw:path draw:style-name="gr4" draw:layer="layout" svg:width="0.576cm" svg:height="1.649cm" svg:x="17.9cm" svg:y="19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8.476cm" svg:y="20.117cm" svg:viewBox="0 0 450 683" svg:d="m0 0c190 211 249 442 289 683l161-3">
            <text:p/>
          </draw:path>
          <draw:path draw:style-name="gr3" draw:layer="layout" svg:width="0.093cm" svg:height="0.086cm" svg:x="18.3cm" svg:y="18.919cm" svg:viewBox="0 0 94 87" svg:d="m94 43c0 24-21 44-47 44-26 0-47-20-47-44s21-43 47-43c26 0 47 19 47 43z">
            <text:p/>
          </draw:path>
          <draw:path draw:style-name="gr3" draw:layer="layout" svg:width="0.093cm" svg:height="0.086cm" svg:x="18.507cm" svg:y="18.919cm" svg:viewBox="0 0 94 87" svg:d="m94 43c0 24-21 44-47 44-26 0-47-20-47-44s21-43 47-43c26 0 47 19 47 43z">
            <text:p/>
          </draw:path>
          <draw:path draw:style-name="gr4" draw:layer="layout" svg:width="0.257cm" svg:height="0.075cm" svg:x="18.326cm" svg:y="19.123cm" svg:viewBox="0 0 258 76" svg:d="m0 0c0 0 154 117 243 61s-243-61-243-61z">
            <text:p/>
          </draw:path>
        </draw:g>
        <draw:g>
          <draw:path draw:style-name="gr3" draw:layer="layout" svg:width="0.538cm" svg:height="0.492cm" svg:x="15.134cm" svg:y="20.8cm" svg:viewBox="0 0 539 493" svg:d="m539 247c0 136-121 246-270 246s-269-110-269-246 121-247 269-247 270 110 270 247z">
            <text:p/>
          </draw:path>
          <draw:path draw:style-name="gr4" draw:layer="layout" svg:width="0.607cm" svg:height="0.544cm" svg:x="15.392cm" svg:y="21.081cm" svg:viewBox="0 0 608 545" svg:d="m0 216 4 329c0 0 603-352 604-452 1-73-38-93-38-93">
            <text:p/>
          </draw:path>
          <draw:path draw:style-name="gr4" draw:layer="layout" svg:width="0.576cm" svg:height="1.649cm" svg:x="14.83cm" svg:y="21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5.406cm" svg:y="22.117cm" svg:viewBox="0 0 450 683" svg:d="m0 0c190 211 249 442 289 683l161-3">
            <text:p/>
          </draw:path>
          <draw:path draw:style-name="gr3" draw:layer="layout" svg:width="0.093cm" svg:height="0.086cm" svg:x="15.23cm" svg:y="20.919cm" svg:viewBox="0 0 94 87" svg:d="m94 43c0 24-21 44-47 44-26 0-47-20-47-44s21-43 47-43c26 0 47 19 47 43z">
            <text:p/>
          </draw:path>
          <draw:path draw:style-name="gr3" draw:layer="layout" svg:width="0.093cm" svg:height="0.086cm" svg:x="15.437cm" svg:y="20.919cm" svg:viewBox="0 0 94 87" svg:d="m94 43c0 24-21 44-47 44-26 0-47-20-47-44s21-43 47-43c26 0 47 19 47 43z">
            <text:p/>
          </draw:path>
          <draw:path draw:style-name="gr4" draw:layer="layout" svg:width="0.257cm" svg:height="0.075cm" svg:x="15.256cm" svg:y="21.123cm" svg:viewBox="0 0 258 76" svg:d="m0 0c0 0 154 117 243 61s-243-61-243-61z">
            <text:p/>
          </draw:path>
        </draw:g>
        <draw:g>
          <draw:path draw:style-name="gr3" draw:layer="layout" svg:width="0.538cm" svg:height="0.492cm" svg:x="6.504cm" svg:y="21.2cm" svg:viewBox="0 0 539 493" svg:d="m539 247c0 136-121 246-270 246s-269-110-269-246 121-247 269-247 270 110 270 247z">
            <text:p/>
          </draw:path>
          <draw:path draw:style-name="gr4" draw:layer="layout" svg:width="0.607cm" svg:height="0.544cm" svg:x="6.762cm" svg:y="21.481cm" svg:viewBox="0 0 608 545" svg:d="m0 216 4 329c0 0 603-352 604-452 1-73-38-93-38-93">
            <text:p/>
          </draw:path>
          <draw:path draw:style-name="gr4" draw:layer="layout" svg:width="0.576cm" svg:height="1.649cm" svg:x="6.2cm" svg:y="21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6.776cm" svg:y="22.517cm" svg:viewBox="0 0 450 683" svg:d="m0 0c190 211 249 442 289 683l161-3">
            <text:p/>
          </draw:path>
          <draw:path draw:style-name="gr3" draw:layer="layout" svg:width="0.093cm" svg:height="0.086cm" svg:x="6.6cm" svg:y="21.319cm" svg:viewBox="0 0 94 87" svg:d="m94 43c0 24-21 44-47 44-26 0-47-20-47-44s21-43 47-43c26 0 47 19 47 43z">
            <text:p/>
          </draw:path>
          <draw:path draw:style-name="gr3" draw:layer="layout" svg:width="0.093cm" svg:height="0.086cm" svg:x="6.807cm" svg:y="21.319cm" svg:viewBox="0 0 94 87" svg:d="m94 43c0 24-21 44-47 44-26 0-47-20-47-44s21-43 47-43c26 0 47 19 47 43z">
            <text:p/>
          </draw:path>
          <draw:path draw:style-name="gr4" draw:layer="layout" svg:width="0.257cm" svg:height="0.075cm" svg:x="6.626cm" svg:y="21.523cm" svg:viewBox="0 0 258 76" svg:d="m0 0c0 0 154 117 243 61s-243-61-243-61z">
            <text:p/>
          </draw:path>
        </draw:g>
        <draw:g>
          <draw:path draw:style-name="gr3" draw:layer="layout" svg:width="0.538cm" svg:height="0.492cm" svg:x="0.804cm" svg:y="12.1cm" svg:viewBox="0 0 539 493" svg:d="m539 247c0 136-121 246-270 246s-269-110-269-246 121-247 269-247 270 110 270 247z">
            <text:p/>
          </draw:path>
          <draw:path draw:style-name="gr4" draw:layer="layout" svg:width="0.607cm" svg:height="0.544cm" svg:x="1.062cm" svg:y="12.381cm" svg:viewBox="0 0 608 545" svg:d="m0 216 4 329c0 0 603-352 604-452 1-73-38-93-38-93">
            <text:p/>
          </draw:path>
          <draw:path draw:style-name="gr4" draw:layer="layout" svg:width="0.576cm" svg:height="1.649cm" svg:x="0.5cm" svg:y="12.4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.076cm" svg:y="13.417cm" svg:viewBox="0 0 450 683" svg:d="m0 0c190 211 249 442 289 683l161-3">
            <text:p/>
          </draw:path>
          <draw:path draw:style-name="gr3" draw:layer="layout" svg:width="0.093cm" svg:height="0.086cm" svg:x="0.9cm" svg:y="12.219cm" svg:viewBox="0 0 94 87" svg:d="m94 43c0 24-21 44-47 44-26 0-47-20-47-44s21-43 47-43c26 0 47 19 47 43z">
            <text:p/>
          </draw:path>
          <draw:path draw:style-name="gr3" draw:layer="layout" svg:width="0.093cm" svg:height="0.086cm" svg:x="1.107cm" svg:y="12.219cm" svg:viewBox="0 0 94 87" svg:d="m94 43c0 24-21 44-47 44-26 0-47-20-47-44s21-43 47-43c26 0 47 19 47 43z">
            <text:p/>
          </draw:path>
          <draw:path draw:style-name="gr4" draw:layer="layout" svg:width="0.257cm" svg:height="0.075cm" svg:x="0.926cm" svg:y="12.423cm" svg:viewBox="0 0 258 76" svg:d="m0 0c0 0 154 117 243 61s-243-61-243-61z">
            <text:p/>
          </draw:path>
        </draw:g>
        <draw:g>
          <draw:path draw:style-name="gr3" draw:layer="layout" svg:width="0.538cm" svg:height="0.492cm" svg:x="12.234cm" svg:y="22cm" svg:viewBox="0 0 539 493" svg:d="m539 247c0 136-121 246-270 246s-269-110-269-246 121-247 269-247 270 110 270 247z">
            <text:p/>
          </draw:path>
          <draw:path draw:style-name="gr4" draw:layer="layout" svg:width="0.607cm" svg:height="0.544cm" svg:x="12.492cm" svg:y="22.281cm" svg:viewBox="0 0 608 545" svg:d="m0 216 4 329c0 0 603-352 604-452 1-73-38-93-38-93">
            <text:p/>
          </draw:path>
          <draw:path draw:style-name="gr4" draw:layer="layout" svg:width="0.576cm" svg:height="1.649cm" svg:x="11.93cm" svg:y="22.3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2.506cm" svg:y="23.317cm" svg:viewBox="0 0 450 683" svg:d="m0 0c190 211 249 442 289 683l161-3">
            <text:p/>
          </draw:path>
          <draw:path draw:style-name="gr3" draw:layer="layout" svg:width="0.093cm" svg:height="0.086cm" svg:x="12.33cm" svg:y="22.119cm" svg:viewBox="0 0 94 87" svg:d="m94 43c0 24-21 44-47 44-26 0-47-20-47-44s21-43 47-43c26 0 47 19 47 43z">
            <text:p/>
          </draw:path>
          <draw:path draw:style-name="gr3" draw:layer="layout" svg:width="0.093cm" svg:height="0.086cm" svg:x="12.537cm" svg:y="22.119cm" svg:viewBox="0 0 94 87" svg:d="m94 43c0 24-21 44-47 44-26 0-47-20-47-44s21-43 47-43c26 0 47 19 47 43z">
            <text:p/>
          </draw:path>
          <draw:path draw:style-name="gr4" draw:layer="layout" svg:width="0.257cm" svg:height="0.075cm" svg:x="12.356cm" svg:y="22.323cm" svg:viewBox="0 0 258 76" svg:d="m0 0c0 0 154 117 243 61s-243-61-243-61z">
            <text:p/>
          </draw:path>
        </draw:g>
        <draw:g>
          <draw:path draw:style-name="gr3" draw:layer="layout" svg:width="0.538cm" svg:height="0.492cm" svg:x="2.434cm" svg:y="8.2cm" svg:viewBox="0 0 539 493" svg:d="m539 247c0 136-121 246-270 246s-269-110-269-246 121-247 269-247 270 110 270 247z">
            <text:p/>
          </draw:path>
          <draw:path draw:style-name="gr4" draw:layer="layout" svg:width="0.607cm" svg:height="0.544cm" svg:x="2.692cm" svg:y="8.481cm" svg:viewBox="0 0 608 545" svg:d="m0 216 4 329c0 0 603-352 604-452 1-73-38-93-38-93">
            <text:p/>
          </draw:path>
          <draw:path draw:style-name="gr4" draw:layer="layout" svg:width="0.576cm" svg:height="1.649cm" svg:x="2.13cm" svg:y="8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.706cm" svg:y="9.517cm" svg:viewBox="0 0 450 683" svg:d="m0 0c190 211 249 442 289 683l161-3">
            <text:p/>
          </draw:path>
          <draw:path draw:style-name="gr3" draw:layer="layout" svg:width="0.093cm" svg:height="0.086cm" svg:x="2.53cm" svg:y="8.319cm" svg:viewBox="0 0 94 87" svg:d="m94 43c0 24-21 44-47 44-26 0-47-20-47-44s21-43 47-43c26 0 47 19 47 43z">
            <text:p/>
          </draw:path>
          <draw:path draw:style-name="gr3" draw:layer="layout" svg:width="0.093cm" svg:height="0.086cm" svg:x="2.737cm" svg:y="8.319cm" svg:viewBox="0 0 94 87" svg:d="m94 43c0 24-21 44-47 44-26 0-47-20-47-44s21-43 47-43c26 0 47 19 47 43z">
            <text:p/>
          </draw:path>
          <draw:path draw:style-name="gr4" draw:layer="layout" svg:width="0.257cm" svg:height="0.075cm" svg:x="2.556cm" svg:y="8.523cm" svg:viewBox="0 0 258 76" svg:d="m0 0c0 0 154 117 243 61s-243-61-243-61z">
            <text:p/>
          </draw:path>
        </draw:g>
        <draw:path draw:style-name="gr5" draw:layer="layout" svg:width="1.999cm" svg:height="2.019cm" svg:x="12.8cm" svg:y="19.98cm" svg:viewBox="0 0 2000 2020" svg:d="m1022 1951c-48-38-165-130-260-206-289-227-409-331-520-455-190-211-242-318-242-496 0-190 68-345 214-492 69-69 89-85 151-116 166-83 330-72 481 31 24 16 48 32 53 35 6 3 24-10 49-37 191-205 453-270 675-167 229 106 376 340 377 599 0 94-12 151-51 234-40 85-108 167-291 350-176 178-266 281-343 399-54 81-130 232-164 324-14 36-29 66-34 66s-48-31-95-6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4-04-22T13:49:05</meta:creation-date>
    <dc:date>2014-04-22T14:40:33</dc:date>
    <dc:creator>JJ Merelo</dc:creator>
    <meta:editing-duration>P0D</meta:editing-duration>
    <meta:editing-cycles>1</meta:editing-cycles>
    <meta:generator>LibreOffice/3.5$Linux_X86_64 LibreOffice_project/350m1$Build-2</meta:generator>
    <meta:document-statistic meta:object-count="100"/>
  </office:meta>
</office:document-meta>
</file>